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51in" svg:height="3.5453in" svg:x="8.7858in" svg:y="1.4012in">
            <draw:object draw:notify-on-update-of-ranges="Sheet1.F2:Sheet1.F16 Sheet1.G2:Sheet1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string" calcext:value-type="string">
            <text:p>examp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071" calcext:value-type="float">
            <text:p>3.07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536" calcext:value-type="float">
            <text:p>29.53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801" calcext:value-type="float">
            <text:p>3.8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052" calcext:value-type="float">
            <text:p>3.05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.957" calcext:value-type="float">
            <text:p>19.95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5.974" calcext:value-type="float">
            <text:p>115.97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5.771" calcext:value-type="float">
            <text:p>115.77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.959" calcext:value-type="float">
            <text:p>13.95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391" calcext:value-type="float">
            <text:p>2.39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91.282" calcext:value-type="float">
            <text:p>491.28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.068" calcext:value-type="float">
            <text:p>23.06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96" calcext:value-type="float">
            <text:p>0.59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558" calcext:value-type="float">
            <text:p>1.55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ti_first_fa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038" calcext:value-type="float">
            <text:p>9.03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346" calcext:value-type="float">
            <text:p>5.34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653" calcext:value-type="float">
            <text:p>1.65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ccur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31" calcext:value-type="float">
            <text:p>3.53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f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07" calcext:value-type="float">
            <text:p>0.80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_regr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.742" calcext:value-type="float">
            <text:p>20.74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613" calcext:value-type="float">
            <text:p>3.6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enu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.553" calcext:value-type="float">
            <text:p>30.55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97" calcext:value-type="float">
            <text:p>3.59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is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.292" calcext:value-type="float">
            <text:p>33.29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995" calcext:value-type="float">
            <text:p>3.99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zz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Fulcrums</text:p>
          </table:table-cell>
          <table:table-cell office:value-type="string" calcext:value-type="string">
            <text:p>T( wo/preprocessing)(s)</text:p>
          </table:table-cell>
          <table:table-cell office:value-type="string" calcext:value-type="string">
            <text:p>T( w/preprocessing)(s)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.946" calcext:value-type="float">
            <text:p>34.94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328" calcext:value-type="float">
            <text:p>4.3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805" calcext:value-type="float">
            <text:p>1.805</text:p>
          </table:table-cell>
          <table:table-cell office:value-type="float" office:value="0.003" calcext:value-type="float">
            <text:p>0.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8:14:16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6:52:56.695000000</meta:creation-date>
    <dc:date>2021-01-04T18:42:39.913000000</dc:date>
    <meta:editing-duration>PT26M58S</meta:editing-duration>
    <meta:editing-cycles>6</meta:editing-cycles>
    <meta:generator>LibreOffice/7.0.3.1$Windows_X86_64 LibreOffice_project/d7547858d014d4cf69878db179d326fc3483e082</meta:generator>
    <meta:document-statistic meta:table-count="1" meta:cell-count="38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3.137cm" svg:y="4.204cm" style:legend-expansion="high" chart:style-name="ch2"/>
        <chart:plot-area chart:style-name="ch3" table:cell-range-address="Sheet1.F2:Sheet1.G16" svg:x="0.32cm" svg:y="0.18cm" svg:width="12.497cm" svg:height="8.646cm">
          <chart:coordinate-region svg:x="0.941cm" svg:y="0.379cm" svg:width="11.4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6" chart:class="chart:scatter">
            <chart:domain table:cell-range-address="Sheet1.F2:Sheet1.F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6</svg:desc>
                </draw:g>
              </table:table-cell>
              <table:table-cell office:value-type="float" office:value="0.008">
                <text:p>0.008</text:p>
                <draw:g>
                  <svg:desc>Sheet1.G2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071">
                <text:p>3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9.536">
                <text:p>29.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.052">
                <text:p>3.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9.957">
                <text:p>19.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5.974">
                <text:p>115.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15.771">
                <text:p>115.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